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bold" fo:background-color="#ffff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fo:background-color="#ffff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fo:background-color="#ffff0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3333" fo:language="ru" fo:country="RU" fo:font-weight="bold" style:font-weight-asian="bold" style:font-weight-complex="bold"/>
    </style:style>
    <style:style style:name="T1" style:family="text">
      <style:text-properties fo:background-color="#ffff00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fo:font-weight="bold" fo:background-color="#ffff00" style:font-weight-asian="bold" style:font-weight-complex="bold"/>
    </style:style>
    <style:style style:name="T5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uex</text:p>
      <text:p text:style-name="P3">Ещё один способ <text:span text:style-name="T2">вызвать мутацию - указать только один </text:span><text:span text:style-name="T4">аргумент-объект</text:span>, в котором обязательно свойство type, на основании которого и будет браться название мутации:</text:p>
      <text:p text:style-name="P3">this.$store.commit({<text:span text:style-name="T5">type: 'change'</text:span>, <text:span text:style-name="T1">b: 12</text:span>})</text:p>
      <text:p text:style-name="P3">Соответствует:</text:p>
      <text:p text:style-name="P3">mutations: {</text:p>
      <text:p text:style-name="P3"><text:tab/><text:span text:style-name="T5">change</text:span>(state, <text:span text:style-name="T1">obj</text:span>){</text:p>
      <text:p text:style-name="P3"><text:tab/><text:tab/>state.bla = <text:span text:style-name="T1">obj.b</text:span></text:p>
      <text:p text:style-name="P3"><text:tab/>}</text:p>
      <text:p text:style-name="P3">}</text:p>
      <text:p text:style-name="P3"/>
      <text:p text:style-name="P3"><text:span text:style-name="T5">Создать новое свойство state и сделать его реактивным</text:span> можно через <text:span text:style-name="T5">vue.set</text:span></text:p>
      <text:p text:style-name="P2">Запуск функции из глобального хранилища в локальном модуле Vuex:</text:p>
      <text:p text:style-name="P3">// действия из модуля anyName</text:p>
      <text:p text:style-name="P3">actions: {</text:p>
      <text:p text:style-name="P3"><text:tab/>someAction({ state, rootState, rootGetters, dispatch }) {</text:p>
      <text:p text:style-name="P3"><text:tab/><text:tab/>dispatch('bla') // аналог store.dispatch('anyName/bla')</text:p>
      <text:p text:style-name="P3"><text:tab/><text:tab/>dispatch('bla', null, <text:span text:style-name="T5">{ root: true }</text:span>) // аналог store.dispatch('bla', null)</text:p>
      <text:p text:style-name="P3"><text:tab/>},</text:p>
      <text:p text:style-name="P3"><text:tab/>otherAction: {</text:p>
      <text:p text:style-name="P3"><text:tab/><text:tab/><text:span text:style-name="T5">root: true,</text:span></text:p>
      <text:p text:style-name="P3"><text:tab/><text:tab/><text:span text:style-name="T5">handler</text:span>(<text:span text:style-name="T5">context, args</text:span>) { ... }</text:p>
      <text:p text:style-name="P3"><text:tab/>}</text:p>
      <text:p text:style-name="P3">}</text:p>
      <text:p text:style-name="P3"><text:span text:style-name="T5">{root: true} </text:span>- третий аргумент, который указывает модулю, что нужно вызвать глобальную функцию</text:p>
      <text:p text:style-name="P3"><text:span text:style-name="T5">otherAction</text:span> - функция,<text:span text:style-name="T2"> прописанная в модуле, но зарегистрированная, как глобальная</text:span>. Вызывается напрямую без имени модуля</text:p>
      <text:p text:style-name="P5">Сокращение названия модулей при подключении в компоненты</text:p>
      <text:p text:style-name="P3">Подключение функций к компонентам из модулей с сокращением названия модулей:</text:p>
      <text:p text:style-name="P3">import { <text:span text:style-name="T5">createNamespacedHelpers</text:span> } from 'vuex';</text:p>
      <text:p text:style-name="P3"/>
      <text:p text:style-name="P3">const { mapState, mapActions } = <text:span text:style-name="T5">createNamespacedHelpers</text:span>('<text:span text:style-name="T2">some/nested/module'</text:span>);</text:p>
      <text:p text:style-name="P3"/>
      <text:p text:style-name="P3">export default {</text:p>
      <text:p text:style-name="P3"><text:tab/>computed: {</text:p>
      <text:p text:style-name="P3"><text:tab/><text:tab/>...mapState(['<text:span text:style-name="T2">aaa</text:span>']) // <text:span text:style-name="T2">аналог 'some/nested/module/aaa'</text:span></text:p>
      <text:p text:style-name="P3"><text:tab/>},</text:p>
      <text:p text:style-name="P3"><text:tab/>methods: {</text:p>
      <text:p text:style-name="P3"><text:tab/><text:tab/>...mapActions(['<text:span text:style-name="T2">asd</text:span>']) // <text:span text:style-name="T2">аналог 'some/nested/module/asd'</text:span></text:p>
      <text:p text:style-name="P3"><text:tab/>}</text:p>
      <text:p text:style-name="P3">}</text:p>
      <text:p text:style-name="P3"/>
      <text:p text:style-name="P5">Регистрация\удаление модулей</text:p>
      <text:p text:style-name="P3">Регистрация модуля <text:span text:style-name="T2">после того, как хранилище было создано:</text:span></text:p>
      <text:p text:style-name="P3">// регистрация модуля `myModule`</text:p>
      <text:p text:style-name="P3">store.<text:span text:style-name="T5">registerModule</text:span>('myModule', {</text:p>
      <text:p text:style-name="P3"><text:s text:c="2"/><text:span text:style-name="T5">// ... state, getters, ...</text:span></text:p>
      <text:p text:style-name="P3">});</text:p>
      <text:p text:style-name="P3"/>
      <text:p text:style-name="P1">// регистрация вложенного модуля `nested/myModule`</text:p>
      <text:p text:style-name="P3">store.registerModule(<text:span text:style-name="T5">['nested', 'myModule']</text:span>, {</text:p>
      <text:p text:style-name="P3"><text:s text:c="2"/>// ...</text:p>
      <text:p text:style-name="P3">});</text:p>
      <text:p text:style-name="P3"/>
      <text:p text:style-name="P3">Если модуль будет создаваться <text:span text:style-name="T5">несколько раз,</text:span> необходимо свойства <text:span text:style-name="T5">state определять функцией</text:span>, а не объектом, для присвоения своих уникальных данных каждый раз</text:p>
      <text:p text:style-name="P3">По аналогии с регистрацией data <text:s/>в компонентах vue:</text:p>
      <text:p text:style-name="P3">store.registerModule('myModule', {</text:p>
      <text:p text:style-name="P3"><text:soft-page-break/><text:s text:c="2"/><text:span text:style-name="T2">state(){ return {...} },</text:span></text:p>
      <text:p text:style-name="P3"><text:s text:c="2"/></text:p>
      <text:p text:style-name="P3">});</text:p>
      <text:p text:style-name="P3"/>
      <text:p text:style-name="P3">store.registerModule('a', module, <text:span text:style-name="T5">{ preserveState: true }</text:span>) - создаётся модуль <text:span text:style-name="T5">без state</text:span>(оно сохраняется их хранилища и предполагается, что содержит те переменные, которые будут ипользоваться в модуле)</text:p>
      <text:p text:style-name="P3">Такие динамически созданные модули можно <text:span text:style-name="T2">удалить</text:span> - store.<text:span text:style-name="T5">unregisterModule</text:span>(moduleName)</text:p>
      <text:p text:style-name="P5">Плагины для хранилища</text:p>
      <text:p text:style-name="P7">Прописываются:</text:p>
      <text:p text:style-name="P6">// вызывается после инициализаии хранилища и принимает параметром <text:span text:style-name="T3">само хранилище</text:span></text:p>
      <text:p text:style-name="P7">const myPlugin = <text:span text:style-name="T5">store</text:span> =&gt; {</text:p>
      <text:p text:style-name="P7"><text:tab/>store.<text:span text:style-name="T5">subscribe</text:span>((<text:span text:style-name="T5">mutation</text:span>, <text:span text:style-name="T5">state</text:span>) =&gt; {</text:p>
      <text:p text:style-name="P7"><text:tab/><text:tab/>// <text:span text:style-name="T2">вызывается после каждой мутации</text:span></text:p>
      <text:p text:style-name="P7"><text:tab/><text:tab/>// <text:span text:style-name="T5">state</text:span> - данные state</text:p>
      <text:p text:style-name="P7"><text:tab/><text:tab/>// <text:span text:style-name="T5">mutation</text:span> - <text:span text:style-name="T5">{ type, payload }</text:span> - <text:span text:style-name="T5">type</text:span> - название мутации, <text:span text:style-name="T5">payload</text:span> - переданные при вызове мутации данные</text:p>
      <text:p text:style-name="P7"><text:tab/>})</text:p>
      <text:p text:style-name="P7">}</text:p>
      <text:p text:style-name="P7">const store = Vuex.Store({</text:p>
      <text:p text:style-name="P7"><text:tab/>...,</text:p>
      <text:p text:style-name="P7"><text:tab/><text:span text:style-name="T5">plugins: [myPlugin]</text:span></text:p>
      <text:p text:style-name="P7">})</text:p>
      <text:p text:style-name="P7">Плагины <text:span text:style-name="T2">меняют данные хранилища также через мутации</text:span>:</text:p>
      <text:p text:style-name="P8">mutation.type === 'SOME_NAME' &amp;&amp; store.commit('OTHER_NAME', {...})</text:p>
      <text:p text:style-name="P7">С помощью плагина можно подписаться на какое-то событие, после которого можно передать данные из мутации в какую-нибудь подключенную функцию или компонент</text:p>
      <text:p text:style-name="P7">Чтобы не допустить изменение данных хранилища вне мутаций нужно использовать strict:</text:p>
      <text:p text:style-name="P7">Vuex.Store({</text:p>
      <text:p text:style-name="P7"><text:tab/><text:span text:style-name="T5">strict</text:span>: process.env.NODE_ENV !== 'production'</text:p>
      <text:p text:style-name="P7">})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17cm" fo:margin-bottom="0.566cm" fo:margin-left="0.499cm" fo:margin-right="0.5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 </meta:initial-creator>
    <meta:creation-date>2020-05-05T00:37:20.36</meta:creation-date>
    <dc:date>2020-05-05T01:13:39.18</dc:date>
    <dc:creator>Serg </dc:creator>
    <meta:editing-duration>PT36M17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75" meta:word-count="390" meta:character-count="3014"/>
  </office:meta>
</office:document-meta>
</file>